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união VCMI 8/9/2020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/>
            <text:p text:style-name="P1">Tema de dissertação MIEIC:<text:line-break/></text:p>
            <text:p text:style-name="P1">Machine learning para doentes em estado de Com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<text:s/>1ª Base de Dados <text:s/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onvertemos .sav (SPSS) para um ficheiro .csv<text:line-break/></text:p>
                <text:p><text:s text:c="59"/>library(haven)</text:p>
              </text:list-item>
              <text:list-item>
                <text:p><text:s text:c="86"/>diretorio &lt;- "Diag sessions.sav"</text:p>
              </text:list-item>
              <text:list-item>
                <text:p><text:s text:c="86"/>coma &lt;- read_sav(diretorio)</text:p>
              </text:list-item>
              <text:list-item>
                <text:p><text:s text:c="86"/>write.table(coma, file="ComaSessions.csv", sep=", ") <text:s text:c="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2:10:01.800466951</meta:creation-date>
    <meta:editing-duration>PT46M11S</meta:editing-duration>
    <meta:editing-cycles>5</meta:editing-cycles>
    <meta:generator>LibreOffice/6.0.7.3$Linux_X86_64 LibreOffice_project/00m0$Build-3</meta:generator>
    <dc:title>Bright Blue</dc:title>
    <dc:date>2020-09-10T14:34:31.228072630</dc:date>
    <meta:document-statistic meta:object-count="34"/>
  </office:meta>
</office:document-meta>
</file>